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</style:style>
    <style:style style:name="ce88" style:family="table-cell" style:parent-style-name="Default"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69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69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7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7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7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7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7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7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7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7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7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7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7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Sat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/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66"/>
          <table:table-cell table:style-name="ce68"/>
          <table:table-cell table:style-name="ce58"/>
          <table:table-cell table:style-name="ce68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 table:style-name="ce65"/>
          <table:table-cell table:style-name="ce67"/>
          <table:table-cell/>
          <table:table-cell table:style-name="ce67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 style:data-style-name="N2" text:time-value="21:18:24.437646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9T21:33:13.847583987</dc:date>
    <meta:editing-duration>P64DT9H26M23S</meta:editing-duration>
    <meta:editing-cycles>1138</meta:editing-cycles>
    <meta:document-statistic meta:table-count="10" meta:cell-count="1355" meta:object-count="0"/>
  </office:meta>
</office:document-meta>
</file>